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0" style:family="paragraph" style:parent-style-name="Text_20_body">
      <style:text-properties style:font-name="Cambria" fo:language="ru" fo:country="RU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51.png" xlink:type="simple" xlink:show="embed" xlink:actuate="onLoad"/></draw:frame></text:p>
          </table:table-cell>
          <table:table-cell table:style-name="Table1.B1" office:value-type="string">
            <text:h text:style-name="P11" text:outline-level="1">Гиперболический синус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0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5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озвращает выходное значение, вычисленное по формуле:</text:p>
            <text:p text:style-name="P6"><draw:frame draw:style-name="fr3" draw:name="Объект1" text:anchor-type="as-char" svg:width="4.935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5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5"><text:span text:style-name="T2">Свойства</text:span><text:span text:style-name="T1">:</text:span></text:p>
            <text:list xml:id="list6646650705597140921" text:style-name="L1">
              <text:list-item>
                <text:p text:style-name="P7"><text:span text:style-name="T1">А</text:span><text:span text:style-name="T3">мплитуда</text:span><text:span text:style-name="T8"> – коэффициент</text:span><text:span text:style-name="T8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8">.</text:span></text:p>
              </text:list-item>
              <text:list-item>
                <text:p text:style-name="P7"><text:span text:style-name="T8">Частота – коэффициент</text:span><text:span text:style-name="T8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.</text:span></text:p>
              </text:list-item>
              <text:list-item>
                <text:p text:style-name="P7"><text:span text:style-name="T3">Фаза</text:span><text:span text:style-name="T8"> – коэффициент</text:span><text:span text:style-name="T8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.</text:span></text:p>
              </text:list-item>
            </text:list>
            <text:p text:style-name="P5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6">Примечани</text:span><text:span text:style-name="T2">я</text:span>:</text:p>
            <text:list xml:id="list7669875858681134561" text:style-name="L2">
              <text:list-item>
                <text:p text:style-name="P8">По умолчанию данный блок реализует гиперболическое синусоидальное<text:span text:style-name="T1"> </text:span>преобразование входного <text:span text:style-name="T7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9"><text:span text:style-name="T9">Именованные свойства </text:span><text:span text:style-name="T5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4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5">или как </text:span><text:span text:style-name="T4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синус</dc:title>
    <dc:date>2016-04-07T14:49:16.70</dc:date>
    <meta:generator>OpenOffice/4.1.1$Win32 OpenOffice.org_project/411m6$Build-9775</meta:generator>
    <meta:editing-duration>PT2H31M8S</meta:editing-duration>
    <meta:editing-cycles>145</meta:editing-cycles>
    <meta:document-statistic meta:table-count="1" meta:image-count="2" meta:object-count="7" meta:page-count="1" meta:paragraph-count="18" meta:word-count="119" meta:character-count="806"/>
    <dc:creator>ILYA KUBENSKIY</dc:creator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s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s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